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2.6728in"/>
    </style:style>
    <style:style style:name="co4" style:family="table-column">
      <style:table-column-properties fo:break-before="auto" style:column-width="2.6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ayers</text:p>
          </table:table-cell>
          <table:table-cell office:value-type="string" calcext:value-type="string">
            <text:p>Neuron per Layer</text:p>
          </table:table-cell>
          <table:table-cell office:value-type="string" calcext:value-type="string">
            <text:p>Elementwise Calculation of MAE Training</text:p>
          </table:table-cell>
          <table:table-cell office:value-type="string" calcext:value-type="string">
            <text:p>Elementwise Calculation of MAE Testing</text:p>
          </table:table-cell>
          <table:table-cell office:value-type="string" calcext:value-type="string">
            <text:p>Trained better than test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4.3801" calcext:value-type="float">
            <text:p>174.3801</text:p>
          </table:table-cell>
          <table:table-cell office:value-type="float" office:value="49.31564" calcext:value-type="float">
            <text:p>49.31564</text:p>
          </table:table-cell>
          <table:table-cell table:formula="of:=IF([.C2]&lt;[.D2]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7.7086" calcext:value-type="float">
            <text:p>307.7086</text:p>
          </table:table-cell>
          <table:table-cell office:value-type="float" office:value="37.1595" calcext:value-type="float">
            <text:p>37.1595</text:p>
          </table:table-cell>
          <table:table-cell table:formula="of:=IF([.C3]&lt;[.D3]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7.3918" calcext:value-type="float">
            <text:p>167.3918</text:p>
          </table:table-cell>
          <table:table-cell office:value-type="float" office:value="40.17541" calcext:value-type="float">
            <text:p>40.17541</text:p>
          </table:table-cell>
          <table:table-cell table:formula="of:=IF([.C4]&lt;[.D4]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5.0934" calcext:value-type="float">
            <text:p>95.0934</text:p>
          </table:table-cell>
          <table:table-cell office:value-type="float" office:value="32.7728" calcext:value-type="float">
            <text:p>32.7728</text:p>
          </table:table-cell>
          <table:table-cell table:formula="of:=IF([.C5]&lt;[.D5]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92.6731" calcext:value-type="float">
            <text:p>192.6731</text:p>
          </table:table-cell>
          <table:table-cell office:value-type="float" office:value="81.15249" calcext:value-type="float">
            <text:p>81.15249</text:p>
          </table:table-cell>
          <table:table-cell table:formula="of:=IF([.C6]&lt;[.D6]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55.8494" calcext:value-type="float">
            <text:p>255.8494</text:p>
          </table:table-cell>
          <table:table-cell office:value-type="float" office:value="78.9178" calcext:value-type="float">
            <text:p>78.9178</text:p>
          </table:table-cell>
          <table:table-cell table:formula="of:=IF([.C7]&lt;[.D7]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1.90578" calcext:value-type="float">
            <text:p>51.90578</text:p>
          </table:table-cell>
          <table:table-cell office:value-type="float" office:value="20.06616" calcext:value-type="float">
            <text:p>20.06616</text:p>
          </table:table-cell>
          <table:table-cell table:formula="of:=IF([.C8]&lt;[.D8]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34.0804" calcext:value-type="float">
            <text:p>134.0804</text:p>
          </table:table-cell>
          <table:table-cell office:value-type="float" office:value="47.37331" calcext:value-type="float">
            <text:p>47.37331</text:p>
          </table:table-cell>
          <table:table-cell table:formula="of:=IF([.C9]&lt;[.D9]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4.7934" calcext:value-type="float">
            <text:p>94.7934</text:p>
          </table:table-cell>
          <table:table-cell office:value-type="float" office:value="45.8726" calcext:value-type="float">
            <text:p>45.8726</text:p>
          </table:table-cell>
          <table:table-cell table:formula="of:=IF([.C10]&lt;[.D10]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6.0171" calcext:value-type="float">
            <text:p>46.0171</text:p>
          </table:table-cell>
          <table:table-cell office:value-type="float" office:value="23.9411" calcext:value-type="float">
            <text:p>23.9411</text:p>
          </table:table-cell>
          <table:table-cell table:formula="of:=IF([.C11]&lt;[.D11]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8.9286" calcext:value-type="float">
            <text:p>28.9286</text:p>
          </table:table-cell>
          <table:table-cell office:value-type="float" office:value="11.4924" calcext:value-type="float">
            <text:p>11.4924</text:p>
          </table:table-cell>
          <table:table-cell table:formula="of:=IF([.C12]&lt;[.D12]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9.7486" calcext:value-type="float">
            <text:p>19.7486</text:p>
          </table:table-cell>
          <table:table-cell office:value-type="float" office:value="7.83657" calcext:value-type="float">
            <text:p>7.83657</text:p>
          </table:table-cell>
          <table:table-cell table:formula="of:=IF([.C13]&lt;[.D13]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8.3031" calcext:value-type="float">
            <text:p>208.3031</text:p>
          </table:table-cell>
          <table:table-cell office:value-type="float" office:value="52.23244" calcext:value-type="float">
            <text:p>52.23244</text:p>
          </table:table-cell>
          <table:table-cell table:formula="of:=IF([.C14]&lt;[.D14]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2.5045" calcext:value-type="float">
            <text:p>42.5045</text:p>
          </table:table-cell>
          <table:table-cell office:value-type="float" office:value="24.3338" calcext:value-type="float">
            <text:p>24.3338</text:p>
          </table:table-cell>
          <table:table-cell table:formula="of:=IF([.C15]&lt;[.D15]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.7787" calcext:value-type="float">
            <text:p>23.7787</text:p>
          </table:table-cell>
          <table:table-cell office:value-type="float" office:value="13.3098" calcext:value-type="float">
            <text:p>13.3098</text:p>
          </table:table-cell>
          <table:table-cell table:formula="of:=IF([.C16]&lt;[.D16]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6.3177" calcext:value-type="float">
            <text:p>16.3177</text:p>
          </table:table-cell>
          <table:table-cell office:value-type="float" office:value="10.9969" calcext:value-type="float">
            <text:p>10.9969</text:p>
          </table:table-cell>
          <table:table-cell table:formula="of:=IF([.C17]&lt;[.D17]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8.52912" calcext:value-type="float">
            <text:p>8.52912</text:p>
          </table:table-cell>
          <table:table-cell office:value-type="float" office:value="4.10391" calcext:value-type="float">
            <text:p>4.10391</text:p>
          </table:table-cell>
          <table:table-cell table:formula="of:=IF([.C18]&lt;[.D18]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5.0867" calcext:value-type="float">
            <text:p>145.0867</text:p>
          </table:table-cell>
          <table:table-cell office:value-type="float" office:value="48.24769" calcext:value-type="float">
            <text:p>48.24769</text:p>
          </table:table-cell>
          <table:table-cell table:formula="of:=IF([.C19]&lt;[.D19]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42.4262" calcext:value-type="float">
            <text:p>42.4262</text:p>
          </table:table-cell>
          <table:table-cell office:value-type="float" office:value="25.8284" calcext:value-type="float">
            <text:p>25.8284</text:p>
          </table:table-cell>
          <table:table-cell table:formula="of:=IF([.C20]&lt;[.D20]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3.8845" calcext:value-type="float">
            <text:p>23.8845</text:p>
          </table:table-cell>
          <table:table-cell office:value-type="float" office:value="12.1783" calcext:value-type="float">
            <text:p>12.1783</text:p>
          </table:table-cell>
          <table:table-cell table:formula="of:=IF([.C21]&lt;[.D21]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.3381" calcext:value-type="float">
            <text:p>12.3381</text:p>
          </table:table-cell>
          <table:table-cell office:value-type="float" office:value="5.91385" calcext:value-type="float">
            <text:p>5.91385</text:p>
          </table:table-cell>
          <table:table-cell table:formula="of:=IF([.C22]&lt;[.D22]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1.4733" calcext:value-type="float">
            <text:p>121.4733</text:p>
          </table:table-cell>
          <table:table-cell office:value-type="float" office:value="47.87693" calcext:value-type="float">
            <text:p>47.87693</text:p>
          </table:table-cell>
          <table:table-cell table:formula="of:=IF([.C23]&lt;[.D23]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5.0275" calcext:value-type="float">
            <text:p>35.0275</text:p>
          </table:table-cell>
          <table:table-cell office:value-type="float" office:value="26.2336" calcext:value-type="float">
            <text:p>26.2336</text:p>
          </table:table-cell>
          <table:table-cell table:formula="of:=IF([.C24]&lt;[.D24]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.154" calcext:value-type="float">
            <text:p>17.154</text:p>
          </table:table-cell>
          <table:table-cell office:value-type="float" office:value="12.4676" calcext:value-type="float">
            <text:p>12.4676</text:p>
          </table:table-cell>
          <table:table-cell table:formula="of:=IF([.C25]&lt;[.D25]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78.9441" calcext:value-type="float">
            <text:p>178.9441</text:p>
          </table:table-cell>
          <table:table-cell office:value-type="float" office:value="48.61397" calcext:value-type="float">
            <text:p>48.61397</text:p>
          </table:table-cell>
          <table:table-cell table:formula="of:=IF([.C26]&lt;[.D26]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6.3115" calcext:value-type="float">
            <text:p>36.3115</text:p>
          </table:table-cell>
          <table:table-cell office:value-type="float" office:value="21.04" calcext:value-type="float">
            <text:p>21.04</text:p>
          </table:table-cell>
          <table:table-cell table:formula="of:=IF([.C27]&lt;[.D27]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.7231" calcext:value-type="float">
            <text:p>12.7231</text:p>
          </table:table-cell>
          <table:table-cell office:value-type="float" office:value="8.77663" calcext:value-type="float">
            <text:p>8.77663</text:p>
          </table:table-cell>
          <table:table-cell table:formula="of:=IF([.C28]&lt;[.D28]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.06717" calcext:value-type="float">
            <text:p>8.06717</text:p>
          </table:table-cell>
          <table:table-cell office:value-type="float" office:value="4.89494" calcext:value-type="float">
            <text:p>4.89494</text:p>
          </table:table-cell>
          <table:table-cell table:formula="of:=IF([.C29]&lt;[.D29]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.14877" calcext:value-type="float">
            <text:p>2.14877</text:p>
          </table:table-cell>
          <table:table-cell office:value-type="float" office:value="2.76043" calcext:value-type="float">
            <text:p>2.76043</text:p>
          </table:table-cell>
          <table:table-cell table:formula="of:=IF([.C30]&lt;[.D30];&quot;Yes&quot;;&quot;No&quot;)" office:value-type="string" office:string-value="Yes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1T04:49:16.091000000</meta:creation-date>
    <dc:date>2024-02-01T05:29:07.498000000</dc:date>
    <meta:editing-duration>PT4M2S</meta:editing-duration>
    <meta:editing-cycles>1</meta:editing-cycles>
    <meta:document-statistic meta:table-count="1" meta:cell-count="150" meta:object-count="0"/>
    <meta:generator>LibreOffice/7.3.0.3$Windows_X86_64 LibreOffice_project/0f246aa12d0eee4a0f7adcefbf7c878fc2238db3</meta:generator>
  </office:meta>
</office:document-meta>
</file>